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7.7cm" fo:break-before="auto" fo:break-after="auto" table:align="margins"/>
    </style:style>
    <style:style style:name="Таблица1.A" style:family="table-column">
      <style:table-column-properties style:column-width="10.917cm" style:rel-column-width="4245*"/>
    </style:style>
    <style:style style:name="Таблица1.B" style:family="table-column">
      <style:table-column-properties style:column-width="16.783cm" style:rel-column-width="6527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 style:text-overline-style="none" style:text-overline-color="font-color"/>
    </style:style>
    <style:style style:name="T3" style:family="text">
      <style:text-properties style:font-name-asian="Times New Roman2" style:font-name-complex="Times New Roman2" style:text-overline-style="none" style:text-overline-color="font-color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2" style:font-name-complex="Times New Roman2" style:text-overline-style="none" style:text-overline-color="font-color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Times New Roman2" style:font-name-complex="Times New Roman2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85cm" svg:height="0.85cm" draw:z-index="0"><draw:image xlink:href="../images/3020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Выход алгоритма (векторный)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6">C</text:span><text:span text:style-name="T4">и</text:span>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2" draw:name="Графический объект2" text:anchor-type="as-char" svg:width="7.07cm" svg:height="3.251cm" draw:z-index="1"><draw:image xlink:href="../images/3020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<text:span text:style-name="T3">Блок </text:span><text:span text:style-name="T3">производит запись </text:span><text:span text:style-name="T5">значений сигналов (запись </text:span><text:span text:style-name="T3">данных) в локальный список сигналов проекта или в список сигналов подключенной базы данных. Блок имеет один вход, в отличие от блока «Выход алгоритма», где количество входных портов равно количеству записываемых сигналов. Размерность входного вектора равна </text:span><text:span text:style-name="T2">сумме</text:span><text:span text:style-name="T3"> размерностей записываемых сигналов.</text:span></text:p>
            <text:p text:style-name="P2">При двойном щелчке по блоку появляется редактор списка записываемых переменных:</text:p>
            <text:p text:style-name="P3"><draw:frame draw:style-name="fr1" draw:name="Графический объект3" text:anchor-type="as-char" svg:width="18.919cm" svg:height="11.269cm" draw:z-index="2"><draw:image xlink:href="../images/3018_prop.png" xlink:type="simple" xlink:show="embed" xlink:actuate="onLoad"/></draw:frame></text:p>
            <text:p text:style-name="P2">Имя переменной задаётся в поле «Имя сигнала». Каждому входу блока соответствует свой сигнал.</text:p>
            <text:p text:style-name="P2">Назначение полей таблицы:</text:p>
            <text:list xml:id="list3127304319305896033" text:style-name="L1">
              <text:list-item>
                <text:p text:style-name="P7"><text:span text:style-name="T3">№ </text:span><text:span text:style-name="T3">— </text:span><text:span text:style-name="T3">задается порядковый номер сигнала (и соответственно входа блока).</text:span></text:p>
              </text:list-item>
              <text:list-item>
                <text:p text:style-name="P7"><text:span text:style-name="T7">ID </text:span><text:span text:style-name="T7">—</text:span><text:span text:style-name="T7"> </text:span><text:span text:style-name="T5">идентификатор сигнала (входа).</text:span></text:p>
              </text:list-item>
              <text:list-item>
                <text:p text:style-name="P7"><text:span text:style-name="T5">Приёмник </text:span><text:span text:style-name="T5">— описание «пункта назначения» сигнала (куда уходит сигнал).</text:span></text:p>
              </text:list-item>
              <text:list-item>
                <text:p text:style-name="P7">Маркировка — маркировка сигнала (или приёмника сигнала).</text:p>
              </text:list-item>
              <text:list-item>
                <text:p text:style-name="P7">Команда — обозначение или имя команды. Используется при создании алгоритмов для формирования команд на блоки управления задвижками, двигателями и т.п.</text:p>
              </text:list-item>
              <text:list-item>
                <text:p text:style-name="P7">Имя сигнала — имя переменной, записываемой в базу данных.</text:p>
              </text:list-item>
            </text:list>
            <text:p text:style-name="P2">В нижней части задается имя алгоритма, под которым в базе данных будут записаны выходные сигналы этого алгоритма.</text:p>
            <text:p text:style-name="P2">Справа есть опции, которыми можно настроить внешний вид блока на схеме, отображение шапки и расположение портов блока.</text:p>
            <text:p text:style-name="P2"><text:span text:style-name="T1">Свойства</text:span>:</text:p>
            <text:list xml:id="list8337595015950945922" text:style-name="L2">
              <text:list-item>
                <text:p text:style-name="P8">Выбор максимума (ИЛИ).</text:p>
              </text:list-item>
              <text:list-item>
                <text:p text:style-name="P8">Имя алгоритма — имя (строка), с которого начинаются имена всех сигналов в базе данных, имеющих отношение к этому алгоритму.</text:p>
              </text:list-item>
              <text:list-item>
                <text:p text:style-name="P8">Транслировать в исполнительную систему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ход алгоритма (векторный)</dc:title>
    <dc:date>2014-12-11T18:08:27.52</dc:date>
    <meta:generator>OpenOffice/4.1.1$Win32 OpenOffice.org_project/411m6$Build-9775</meta:generator>
    <meta:editing-duration>PT3H24M58S</meta:editing-duration>
    <meta:editing-cycles>79</meta:editing-cycles>
    <meta:document-statistic meta:table-count="1" meta:image-count="3" meta:object-count="0" meta:page-count="1" meta:paragraph-count="23" meta:word-count="213" meta:character-count="1480"/>
  </office:meta>
</office:document-meta>
</file>